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6861in" style:rel-column-width="3868*"/>
    </style:style>
    <style:style style:name="Table1.B" style:family="table-column">
      <style:table-column-properties style:column-width="1.9424in" style:rel-column-width="2797*"/>
    </style:style>
    <style:style style:name="Table1.C" style:family="table-column">
      <style:table-column-properties style:column-width="2.2965in" style:rel-column-width="33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1e6a" officeooo:paragraph-rsid="001f1e6a"/>
    </style:style>
    <style:style style:name="P2" style:family="paragraph" style:parent-style-name="Standard">
      <style:paragraph-properties fo:text-align="center" style:justify-single-word="false"/>
      <style:text-properties officeooo:rsid="001f1e6a" officeooo:paragraph-rsid="001f1e6a"/>
    </style:style>
    <style:style style:name="P3" style:family="paragraph" style:parent-style-name="Standard">
      <style:text-properties officeooo:rsid="001f1e6a" officeooo:paragraph-rsid="0021e27e"/>
    </style:style>
    <style:style style:name="P4" style:family="paragraph" style:parent-style-name="Standard">
      <style:text-properties fo:font-style="italic" officeooo:rsid="001f1e6a" officeooo:paragraph-rsid="001f1e6a" style:font-style-asian="italic" style:font-style-complex="italic"/>
    </style:style>
    <style:style style:name="P5" style:family="paragraph" style:parent-style-name="Standard">
      <style:text-properties officeooo:rsid="0020551a" officeooo:paragraph-rsid="0020551a"/>
    </style:style>
    <style:style style:name="P6" style:family="paragraph" style:parent-style-name="Standard">
      <style:text-properties officeooo:rsid="0020551a" officeooo:paragraph-rsid="00207775"/>
    </style:style>
    <style:style style:name="P7" style:family="paragraph" style:parent-style-name="Standard">
      <style:text-properties officeooo:rsid="0020551a" officeooo:paragraph-rsid="0021e27e"/>
    </style:style>
    <style:style style:name="P8" style:family="paragraph" style:parent-style-name="Standard">
      <style:text-properties officeooo:rsid="00207775" officeooo:paragraph-rsid="00207775"/>
    </style:style>
    <style:style style:name="P9" style:family="paragraph" style:parent-style-name="Standard">
      <style:text-properties officeooo:rsid="0021884a" officeooo:paragraph-rsid="0021884a"/>
    </style:style>
    <style:style style:name="P10" style:family="paragraph" style:parent-style-name="Table_20_Contents">
      <style:text-properties officeooo:rsid="0020551a" officeooo:paragraph-rsid="0020551a"/>
    </style:style>
    <style:style style:name="P11" style:family="paragraph" style:parent-style-name="Table_20_Contents">
      <style:text-properties officeooo:rsid="0020551a" officeooo:paragraph-rsid="00207775"/>
    </style:style>
    <style:style style:name="P12" style:family="paragraph" style:parent-style-name="Table_20_Contents">
      <style:text-properties fo:font-weight="bold" officeooo:rsid="0020551a" officeooo:paragraph-rsid="0020551a" style:font-weight-asian="bold" style:font-weight-complex="bold"/>
    </style:style>
    <style:style style:name="P13" style:family="paragraph" style:parent-style-name="Table_20_Contents">
      <style:paragraph-properties fo:text-align="center" style:justify-single-word="false"/>
    </style:style>
    <style:style style:name="T1" style:family="text">
      <style:text-properties officeooo:rsid="001f1e6a"/>
    </style:style>
    <style:style style:name="T2" style:family="text">
      <style:text-properties style:text-position="super 58%"/>
    </style:style>
    <style:style style:name="T3" style:family="text">
      <style:text-properties officeooo:rsid="00207775"/>
    </style:style>
    <style:style style:name="T4" style:family="text">
      <style:text-properties officeooo:rsid="0021884a"/>
    </style:style>
    <style:style style:name="T5" style:family="text">
      <style:text-properties officeooo:rsid="0021e27e"/>
    </style:style>
    <style:style style:name="T6" style:family="text">
      <style:text-properties style:font-name="Courier New"/>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mantic Complexity<text:line-break/>of <text:span text:style-name="T1">Binary </text:span>Relations</text:p>
      <text:p text:style-name="P2">by Sven Nilsen, 2020</text:p>
      <text:p text:style-name="P1"/>
      <text:p text:style-name="P4">In this paper I describe <text:span text:style-name="T3">some</text:span> formulas for computing semantic complexity of binary relations.</text:p>
      <text:p text:style-name="P1"/>
      <text:p text:style-name="P1">The semantic complexity of a binary relation algebra between `n` objects is measured in the number of possible interpretations <text:span text:style-name="T3">of relations</text:span> for the worst case scenario, when all binary relations are unlabeled.</text:p>
      <text:p text:style-name="P1"/>
      <text:p text:style-name="P1">For example, for `n` objects, there are `n<text:span text:style-name="T2">2</text:span>` unlabeled binary relations. In the worst-case scenario, each of these binary relations are given a unique interpretation. Therefore, the semantic complexity is `n<text:span text:style-name="T2">2</text:span>`.</text:p>
      <text:p text:style-name="P1"/>
      <text:p text:style-name="P1">The semantic complexity is a representative number for a group of complexity. This means that one can increase the complexity by allowing more interpretations of relations than there are binary relations between objects. Therefore, semantic complexity should not be taken as an absolute measure of complexity, but a relative measure.</text:p>
      <text:p text:style-name="P1"/>
      <text:p text:style-name="P3">By adding constraints for the semantic interpretation of binary relations, one can reduce semantic complexity. <text:span text:style-name="T5">This can be encoded using modal logic, using `□` and `¬◇`, to handle absence of relations.</text:span></text:p>
      <text:p text:style-name="P1"/>
      <text:p text:style-name="P5">For example, if `(a, b)` has the same meaning as `(b, a)`, then the semantic complexity is:</text:p>
      <text:p text:style-name="P5"/>
      <text:p text:style-name="P6"><text:span text:style-name="T6">∴</text:span><text:tab/>n · (n – 1) / 2 + n<text:tab/><text:span text:style-name="T5">symmetric<text:tab/><text:tab/><text:tab/>∀ a, b { </text:span>□((a, b) = (b, a)) <text:span text:style-name="T4">}</text:span></text:p>
      <text:p text:style-name="P5"/>
      <text:p text:style-name="P7"><text:span text:style-name="T6">∵</text:span><text:tab/>n · (n – 1) / 2<text:tab/><text:tab/><text:span text:style-name="T5">p</text:span>airs<text:tab/><text:tab/><text:tab/><text:tab/><text:span text:style-name="T3">∀ a, b { </text:span>□((a, b) = (b, a)) ∧ ¬◇(a, a) <text:span text:style-name="T5">}</text:span></text:p>
      <text:p text:style-name="P7"><text:span text:style-name="T6">∵</text:span><text:tab/>n<text:tab/><text:tab/><text:tab/><text:span text:style-name="T5">diagonal<text:tab/><text:tab/><text:tab/>∀ a { </text:span>□(a, a) <text:span text:style-name="T5">}</text:span><text:tab/></text:p>
      <text:p text:style-name="P8"/>
      <text:p text:style-name="P9">One can visualize this as coloring <text:span text:style-name="T5">pixels</text:span> in a `n ⨯ n` image, using as many colors as possible.</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2">Constraint ∀ <text:span text:style-name="T4">a, b, c, p</text:span></text:p>
          </table:table-cell>
          <table:table-cell table:style-name="Table1.A1" office:value-type="string">
            <text:p text:style-name="P12">Semantic complexity</text:p>
          </table:table-cell>
          <table:table-cell table:style-name="Table1.C1" office:value-type="string">
            <text:p text:style-name="P12">Description</text:p>
          </table:table-cell>
        </table:table-row>
        <table:table-row>
          <table:table-cell table:style-name="Table1.A2" office:value-type="string">
            <text:p text:style-name="P13">-</text:p>
          </table:table-cell>
          <table:table-cell table:style-name="Table1.A2" office:value-type="string">
            <text:p text:style-name="P10">n<text:span text:style-name="T2">2</text:span></text:p>
          </table:table-cell>
          <table:table-cell table:style-name="Table1.C2" office:value-type="string">
            <text:p text:style-name="P10">No constraints</text:p>
          </table:table-cell>
        </table:table-row>
        <table:table-row>
          <table:table-cell table:style-name="Table1.A2" office:value-type="string">
            <text:p text:style-name="P10">□((a, b) = (b, a))</text:p>
          </table:table-cell>
          <table:table-cell table:style-name="Table1.A2" office:value-type="string">
            <text:p text:style-name="P5">n · (n – 1) / 2 + n</text:p>
          </table:table-cell>
          <table:table-cell table:style-name="Table1.C2" office:value-type="string">
            <text:p text:style-name="P5">Symmetric</text:p>
          </table:table-cell>
        </table:table-row>
        <table:table-row>
          <table:table-cell table:style-name="Table1.A2" office:value-type="string">
            <text:p text:style-name="P10">□((a, b) = (b, a)) ∧ ¬◇(a, a)</text:p>
          </table:table-cell>
          <table:table-cell table:style-name="Table1.A2" office:value-type="string">
            <text:p text:style-name="P5">n · (n – 1) / 2</text:p>
          </table:table-cell>
          <table:table-cell table:style-name="Table1.C2" office:value-type="string">
            <text:p text:style-name="P5">Pairs</text:p>
          </table:table-cell>
        </table:table-row>
        <table:table-row>
          <table:table-cell table:style-name="Table1.A2" office:value-type="string">
            <text:p text:style-name="P10">□(a, a)</text:p>
          </table:table-cell>
          <table:table-cell table:style-name="Table1.A2" office:value-type="string">
            <text:p text:style-name="P5">n</text:p>
          </table:table-cell>
          <table:table-cell table:style-name="Table1.C2" office:value-type="string">
            <text:p text:style-name="P5">Diagonal</text:p>
          </table:table-cell>
        </table:table-row>
        <table:table-row>
          <table:table-cell table:style-name="Table1.A2" office:value-type="string">
            <text:p text:style-name="P10">□((a, b) = (c, b))</text:p>
          </table:table-cell>
          <table:table-cell table:style-name="Table1.A2" office:value-type="string">
            <text:p text:style-name="P5">n</text:p>
          </table:table-cell>
          <table:table-cell table:style-name="Table1.C2" office:value-type="string">
            <text:p text:style-name="P5">Universal</text:p>
          </table:table-cell>
        </table:table-row>
        <table:table-row>
          <table:table-cell table:style-name="Table1.A2" office:value-type="string">
            <text:p text:style-name="P10">□(<text:span text:style-name="T3">p</text:span>(a, b) = <text:span text:style-name="T3">p(a)</text:span>)</text:p>
          </table:table-cell>
          <table:table-cell table:style-name="Table1.A2" office:value-type="string">
            <text:p text:style-name="P11">n<text:span text:style-name="T2">2</text:span></text:p>
          </table:table-cell>
          <table:table-cell table:style-name="Table1.C2" office:value-type="string">
            <text:p text:style-name="P5">Unique</text:p>
          </table:table-cell>
        </table:table-row>
        <table:table-row>
          <table:table-cell table:style-name="Table1.A2" office:value-type="string">
            <text:p text:style-name="P11">□((a, b) = (c, b)) ∧ □(<text:span text:style-name="T3">p</text:span>(a, b) = <text:span text:style-name="T3">p(a)</text:span>)</text:p>
          </table:table-cell>
          <table:table-cell table:style-name="Table1.A2" office:value-type="string">
            <text:p text:style-name="P8">n</text:p>
          </table:table-cell>
          <table:table-cell table:style-name="Table1.C2" office:value-type="string">
            <text:p text:style-name="P8">Unique universal</text:p>
          </table:table-cell>
        </table:table-row>
      </table:table>
      <text:p text:style-name="P5"/>
      <text:p text:style-name="P9">Notice that unique binary relations does not reduce semantic complexity, because more “colors” can always be added, more than enough to determine the second object. However, universal binary relations reduces the complexity by restricting the number of “colors” to `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5:02:05.627719000</meta:creation-date>
    <dc:date>2020-04-11T15:51:18.738847000</dc:date>
    <meta:editing-duration>PT7M41S</meta:editing-duration>
    <meta:editing-cycles>1</meta:editing-cycles>
    <meta:document-statistic meta:table-count="1" meta:image-count="0" meta:object-count="0" meta:page-count="1" meta:paragraph-count="37" meta:word-count="365" meta:character-count="2013" meta:non-whitespace-character-count="1670"/>
    <meta:generator>LibreOffice/5.1.2.2$MacOSX_X86_64 LibreOffice_project/d3bf12ecb743fc0d20e0be0c58ca359301eb705f</meta:generator>
  </office:meta>
</office:document-meta>
</file>